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fe4c" officeooo:paragraph-rsid="0015fe4c"/>
    </style:style>
    <style:style style:name="P2" style:family="paragraph" style:parent-style-name="Standard">
      <style:paragraph-properties fo:text-align="center" style:justify-single-word="false"/>
      <style:text-properties officeooo:rsid="0016d49b" officeooo:paragraph-rsid="0016d49b"/>
    </style:style>
    <style:style style:name="P3" style:family="paragraph" style:parent-style-name="Standard">
      <style:paragraph-properties fo:text-align="start" style:justify-single-word="false"/>
      <style:text-properties officeooo:rsid="0017702b" officeooo:paragraph-rsid="0017702b"/>
    </style:style>
    <style:style style:name="P4" style:family="paragraph" style:parent-style-name="Standard">
      <style:paragraph-properties fo:text-align="start" style:justify-single-word="false"/>
      <style:text-properties officeooo:rsid="00187e0a" officeooo:paragraph-rsid="00187e0a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officeooo:rsid="00187e0a"/>
    </style:style>
    <style:style style:name="gr1" style:family="graphic">
      <style:graphic-properties draw:fill-color="#ffffff" draw:textarea-horizontal-align="justify" draw:textarea-vertical-align="middle" draw:auto-grow-height="false" fo:min-height="1.219cm" fo:min-width="5.539cm" fo:wrap-option="wrap" style:run-through="background" draw:wrap-influence-on-position="once-concurrent"/>
    </style:style>
    <style:style style:name="gr2" style:family="graphic">
      <style:graphic-properties draw:fill-color="#ffffff" draw:textarea-horizontal-align="justify" draw:textarea-vertical-align="middle" draw:auto-grow-height="false" fo:min-height="1.219cm" fo:min-width="5.5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1.879cm" fo:min-width="3.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1.879cm" fo:min-width="3.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3" draw:style-name="gr3"><draw:path draw:name="Shape3" draw:style-name="gr4" draw:text-style-name="P5" svg:width="0.96cm" svg:height="0.922cm" draw:transform="rotate (-3.03093877901335) translate (17.0090429432833cm 5.74026170108949cm)" svg:viewBox="0 0 961 923" svg:d="M374 853c304 123 600-194 587-494-19-449-424-356-681-342-343 19-348 558-140 784l283 84 103 38"><text:p/></draw:path><draw:path draw:name="Shape4" draw:style-name="gr4" draw:text-style-name="P5" svg:width="1.719cm" svg:height="0.181cm" draw:transform="rotate (-1.5707963267949) translate (16.6758678580524cm 5.96647222222222cm)" svg:viewBox="0 0 1720 182" svg:d="M0 159c282-7 580 71 847-27 270-98 543-134 820-132l53 79"><text:p/></draw:path><draw:path draw:name="Shape5" draw:style-name="gr4" draw:text-style-name="P5" svg:width="0.944cm" svg:height="0.242cm" draw:transform="rotate (-2.81992847244724) translate (16.5673323233851cm 7.35991048816008cm)" svg:viewBox="0 0 945 243" svg:d="M0 243c307-30 610-102 904-201l41-42"><text:p/></draw:path><draw:path draw:name="Shape6" draw:style-name="gr4" draw:text-style-name="P5" svg:width="1.031cm" svg:height="0.945cm" svg:x="16.728cm" svg:y="7.11cm" svg:viewBox="0 0 1032 946" svg:d="M0 20c411-125 497 364 529 635l80 291 264-159 159-238"><text:p/></draw:path><draw:path draw:name="Shape7" draw:style-name="gr4" draw:text-style-name="P5" svg:width="0.898cm" svg:height="0.035cm" draw:transform="rotate (-2.6778586713349) translate (16.4379644637222cm 6.41683158263302cm)" svg:viewBox="0 0 899 36" svg:d="M0 1c301-3 601 4 899 35"><text:p/></draw:path><draw:polyline draw:name="Shape8" draw:style-name="gr4" draw:text-style-name="P5" svg:width="0.692cm" svg:height="0.5cm" draw:transform="rotate (0.245044226980004) translate (16.6748055555556cm 6.52109722222223cm)" svg:viewBox="0 0 693 501" draw:points="0,0 270,122 481,366 693,501"><text:p/></draw:polyline></draw:g><draw:g text:anchor-type="paragraph" draw:z-index="4" draw:style-name="gr3"><draw:path draw:name="Shape3" draw:style-name="gr4" draw:text-style-name="P5" svg:width="0.96cm" svg:height="0.922cm" draw:transform="rotate (-3.03093877901335) translate (0.87045960995cm 6.63984503442282cm)" svg:viewBox="0 0 961 923" svg:d="M374 853c304 123 600-194 587-494-19-449-424-356-681-342-343 19-348 558-140 784l283 84 103 38"><text:p/></draw:path><draw:path draw:name="Shape4" draw:style-name="gr4" draw:text-style-name="P5" svg:width="1.719cm" svg:height="0.181cm" draw:transform="rotate (-1.5707963267949) translate (0.536284524719074cm 6.86505555555556cm)" svg:viewBox="0 0 1720 182" svg:d="M0 159c282-7 580 71 847-27 270-98 543-134 820-132l53 79"><text:p/></draw:path><draw:path draw:name="Shape5" draw:style-name="gr4" draw:text-style-name="P5" svg:width="0.944cm" svg:height="0.242cm" draw:transform="rotate (-2.81992847244724) translate (0.427748990051747cm 8.25949382149341cm)" svg:viewBox="0 0 945 243" svg:d="M0 243c307-30 610-102 904-201l41-42"><text:p/></draw:path><draw:path draw:name="Shape6" draw:style-name="gr4" draw:text-style-name="P5" svg:width="1.031cm" svg:height="0.945cm" svg:x="0.589cm" svg:y="8.009cm" svg:viewBox="0 0 1032 946" svg:d="M0 20c411-125 497 364 529 635l80 291 264-159 159-238"><text:p/></draw:path><draw:path draw:name="Shape7" draw:style-name="gr4" draw:text-style-name="P5" svg:width="0.898cm" svg:height="0.035cm" draw:transform="rotate (-2.6778586713349) translate (0.298381130388877cm 7.31541491596635cm)" svg:viewBox="0 0 899 36" svg:d="M0 1c301-3 601 4 899 35"><text:p/></draw:path><draw:polyline draw:name="Shape8" draw:style-name="gr4" draw:text-style-name="P5" svg:width="0.692cm" svg:height="0.5cm" draw:transform="rotate (0.245044226980004) translate (0.536222222222222cm 7.41968055555556cm)" svg:viewBox="0 0 693 501" draw:points="0,0 270,122 481,366 693,501"><text:p/></draw:polyline></draw:g><draw:custom-shape text:anchor-type="paragraph" draw:z-index="1" draw:name="Shape1" draw:style-name="gr2" draw:text-style-name="P6" svg:width="7.832cm" svg:height="1.721cm" svg:x="3.711cm" svg:y="4.59cm"><text:p text:style-name="P5">Create Topi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2" draw:text-style-name="P6" svg:width="7.832cm" svg:height="1.721cm" svg:x="3.87cm" svg:y="7.5cm"><text:p text:style-name="P5">Post Repl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" draw:style-name="gr1" draw:text-style-name="P6" svg:width="7.832cm" svg:height="1.721cm" svg:x="0cm" svg:y="0cm"><text:p text:style-name="P5">Create Boa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5" draw:text-style-name="P5" svg:x1="15.671cm" svg:y1="7.129cm" svg:x2="10.829cm" svg:y2="3.425cm"><text:p/></draw:line><draw:line text:anchor-type="paragraph" draw:z-index="6" draw:name="Shape3" draw:style-name="gr5" draw:text-style-name="P5" svg:x1="15.512cm" svg:y1="7.13cm" svg:x2="11.543cm" svg:y2="5.86cm"><text:p/></draw:line><draw:line text:anchor-type="paragraph" draw:z-index="7" draw:name="Shape4" draw:style-name="gr5" draw:text-style-name="P5" svg:x1="15.459cm" svg:y1="7.315cm" svg:x2="11.966cm" svg:y2="8.4cm"><text:p/></draw:line><draw:line text:anchor-type="paragraph" draw:z-index="8" draw:name="Shape5" draw:style-name="gr5" draw:text-style-name="P5" svg:x1="0.827cm" svg:y1="7.288cm" svg:x2="3.711cm" svg:y2="5.489cm"><text:p/></draw:line><draw:line text:anchor-type="paragraph" draw:z-index="9" draw:name="Shape6" draw:style-name="gr5" draw:text-style-name="P5" svg:x1="1.012cm" svg:y1="7.421cm" svg:x2="3.684cm" svg:y2="8.347cm"><text:p/></draw:line><draw:frame text:anchor-type="paragraph" draw:z-index="10" draw:name="Shape7" draw:style-name="gr6" draw:text-style-name="P7" svg:width="3.705cm" svg:height="1.377cm" svg:x="-0.363cm" svg:y="9.193cm"><draw:text-box><text:p>User</text:p></draw:text-box></draw:frame><draw:frame text:anchor-type="paragraph" draw:z-index="11" draw:name="Shape7" draw:style-name="gr6" draw:text-style-name="P7" svg:width="3.705cm" svg:height="1.377cm" svg:x="15.295cm" svg:y="8.135cm"><draw:text-box><text:p>Admin</text:p><text:p/></draw:text-box></draw:frame>Use Case Diagra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NTITY CLASS DIAGRAM</text:p>
      <text:p text:style-name="P1"/>
      <text:p text:style-name="P1"><draw:custom-shape text:anchor-type="paragraph" draw:z-index="13" draw:name="Shape8" draw:style-name="gr8" draw:text-style-name="P8" svg:width="3.811cm" svg:height="1.879cm" svg:x="5.749cm" svg:y="0.446cm"><text:p><text:s text:c="12"/>Topic</text:p><draw:enhanced-geometry svg:viewBox="0 0 21600 21600" draw:type="rectangle" draw:enhanced-path="M 0 0 L 21600 0 21600 21600 0 21600 0 0 Z N"/></draw:custom-shape><draw:custom-shape text:anchor-type="paragraph" draw:z-index="12" draw:name="Shape8" draw:style-name="gr7" draw:text-style-name="P8" svg:width="3.811cm" svg:height="1.879cm" svg:x="11.12cm" svg:y="0.473cm"><text:p/><draw:enhanced-geometry svg:viewBox="0 0 21600 21600" draw:type="rectangle" draw:enhanced-path="M 0 0 L 21600 0 21600 21600 0 21600 0 0 Z N"/></draw:custom-shape><draw:custom-shape text:anchor-type="paragraph" draw:z-index="14" draw:name="Shape8" draw:style-name="gr8" draw:text-style-name="P8" svg:width="3.811cm" svg:height="1.879cm" svg:x="0.536cm" svg:y="0.404cm"><text:p><text:s text:c="13"/>Boards<text:tab/></text:p><draw:enhanced-geometry svg:viewBox="0 0 21600 21600" draw:type="rectangle" draw:enhanced-path="M 0 0 L 21600 0 21600 21600 0 21600 0 0 Z N"/></draw:custom-shape><draw:custom-shape text:anchor-type="paragraph" draw:z-index="15" draw:name="Shape8" draw:style-name="gr8" draw:text-style-name="P8" svg:width="3.811cm" svg:height="1.879cm" svg:x="11.12cm" svg:y="0.473cm"><text:p><text:s text:c="16"/>Post </text:p><draw:enhanced-geometry svg:viewBox="0 0 21600 21600" draw:type="rectangle" draw:enhanced-path="M 0 0 L 21600 0 21600 21600 0 21600 0 0 Z N"/></draw:custom-shape></text:p>
      <text:p text:style-name="P1"><draw:custom-shape text:anchor-type="paragraph" draw:z-index="16" draw:name="Shape8" draw:style-name="gr8" draw:text-style-name="P8" svg:width="3.811cm" svg:height="1.879cm" svg:x="5.722cm" svg:y="4.812cm"><text:p><text:s text:c="13"/>User</text:p><draw:enhanced-geometry svg:viewBox="0 0 21600 21600" draw:type="rectangle" draw:enhanced-path="M 0 0 L 21600 0 21600 21600 0 21600 0 0 Z N"/></draw:custom-shape><draw:line text:anchor-type="paragraph" draw:z-index="17" draw:name="Shape9" draw:style-name="gr5" draw:text-style-name="P5" svg:x1="0.536cm" svg:y1="1.177cm" svg:x2="4.346cm" svg:y2="1.177cm"><text:p/></draw:line><draw:line text:anchor-type="paragraph" draw:z-index="18" draw:name="Shape9" draw:style-name="gr5" draw:text-style-name="P5" svg:x1="0.536cm" svg:y1="1.494cm" svg:x2="4.346cm" svg:y2="1.494cm"><text:p/></draw:line><draw:line text:anchor-type="paragraph" draw:z-index="19" draw:name="Shape9" draw:style-name="gr5" draw:text-style-name="P5" svg:x1="5.749cm" svg:y1="1.15cm" svg:x2="9.559cm" svg:y2="1.15cm"><text:p/></draw:line><draw:line text:anchor-type="paragraph" draw:z-index="20" draw:name="Shape9" draw:style-name="gr9" draw:text-style-name="P5" svg:x1="5.749cm" svg:y1="1.415cm" svg:x2="9.559cm" svg:y2="1.415cm"><text:p text:style-name="P5"/></draw:line><draw:line text:anchor-type="paragraph" draw:z-index="21" draw:name="Shape9" draw:style-name="gr9" draw:text-style-name="P5" svg:x1="11.12cm" svg:y1="1.203cm" svg:x2="14.93cm" svg:y2="1.203cm"><text:p/></draw:line><draw:line text:anchor-type="paragraph" draw:z-index="22" draw:name="Shape9" draw:style-name="gr9" draw:text-style-name="P5" svg:x1="11.12cm" svg:y1="1.52cm" svg:x2="14.93cm" svg:y2="1.52cm"><text:p/></draw:line><draw:line text:anchor-type="paragraph" draw:z-index="23" draw:name="Shape9" draw:style-name="gr9" draw:text-style-name="P5" svg:x1="5.722cm" svg:y1="6.045cm" svg:x2="9.532cm" svg:y2="6.045cm"><text:p/></draw:line><draw:line text:anchor-type="paragraph" draw:z-index="24" draw:name="Shape9" draw:style-name="gr9" draw:text-style-name="P5" svg:x1="5.722cm" svg:y1="6.384cm" svg:x2="9.532cm" svg:y2="6.384cm"><text:p/></draw:line><draw:line text:anchor-type="paragraph" draw:z-index="25" draw:name="Shape10" draw:style-name="gr5" draw:text-style-name="P5" svg:x1="7.6cm" svg:y1="1.838cm" svg:x2="7.574cm" svg:y2="4.812cm"><text:p/></draw:line><draw:line text:anchor-type="paragraph" draw:z-index="26" draw:name="Shape11" draw:style-name="gr5" draw:text-style-name="P5" svg:x1="13.157cm" svg:y1="1.864cm" svg:x2="13.157cm" svg:y2="5.674cm"><text:p/></draw:line><draw:line text:anchor-type="paragraph" draw:z-index="27" draw:name="Shape12" draw:style-name="gr5" draw:text-style-name="P5" svg:x1="13.157cm" svg:y1="5.674cm" svg:x2="9.532cm" svg:y2="5.78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oards : </text:p>
      <text:p text:style-name="P3">name : Char Field Unique field</text:p>
      <text:p text:style-name="P3">Description : Charfield</text:p>
      <text:p text:style-name="P3"/>
      <text:p text:style-name="P3">Topic :</text:p>
      <text:p text:style-name="P3">Subject: Charfield</text:p>
      <text:p text:style-name="P3">last updated: dateTimefield</text:p>
      <text:p text:style-name="P3"/>
      <text:p text:style-name="P3">Post:</text:p>
      <text:p text:style-name="P3">Message: Charfield</text:p>
      <text:p text:style-name="P3">date created: dateTimefield</text:p>
      <text:p text:style-name="P3">date updated: dateTimefield</text:p>
      <text:p text:style-name="P3"><text:soft-page-break/>User:</text:p>
      <text:p text:style-name="P3">username: Charfield (unique)</text:p>
      <text:p text:style-name="P3">email: emailfield</text:p>
      <text:p text:style-name="P3">password: charfield</text:p>
      <text:p text:style-name="P3">is_superuser = booleanfield</text:p>
      <text:p text:style-name="P3"/>
      <text:p text:style-name="P3">RELATIONSHIP</text:p>
      <text:p text:style-name="P3"/>
      <text:p text:style-name="P3">Board (1) ---(0 ...) Topic</text:p>
      <text:p text:style-name="P3">Topic (1) ---- (<text:span text:style-name="T1">1</text:span>…) post</text:p>
      <text:p text:style-name="P3">Topic(<text:span text:style-name="T1">0</text:span>...) ----<text:span text:style-name="T1">1(user)</text:span></text:p>
      <text:p text:style-name="P4">Post (0...) ----- 1(user) = created</text:p>
      <text:p text:style-name="P4">Post (0...1) -----= updated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2:52:07.732394291</meta:creation-date>
    <dc:date>2019-06-11T01:31:07.757002934</dc:date>
    <meta:editing-duration>PT1H56M38S</meta:editing-duration>
    <meta:editing-cycles>1</meta:editing-cycles>
    <meta:document-statistic meta:table-count="0" meta:image-count="0" meta:object-count="0" meta:page-count="2" meta:paragraph-count="23" meta:word-count="70" meta:character-count="470" meta:non-whitespace-character-count="425"/>
    <meta:generator>LibreOffice/5.1.6.2$Linux_X86_64 LibreOffice_project/10m0$Build-2</meta:generator>
  </office:meta>
</office:document-meta>
</file>